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846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2.7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itcoin Discuss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coin Technical Suppor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plac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&amp; Technical Discussi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c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Discussio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cкий (Russian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languages/location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Develop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ai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sch (German)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student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знo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eйдepы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йнepы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вички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знec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olete (buying)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olete (selling)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ñol (Spanish)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o (Italian)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ês (Portuguese)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文 (Chinese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do y Economí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 y Minerí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ina Libre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s &amp; Society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et softwar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ers &amp; Help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suppor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s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software (miners)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/GPU Bitcoin mining hardwar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ndinavisk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ions générales et utilisation du Bitcoi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et Hardwar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de marché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-suj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cy exchange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 - documentation et traduction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йпы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ling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ulation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al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Deutsch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und Spekulation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änger und Hilf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entwicklung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Deutsch)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ding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oдepы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 Discussion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a &amp; Mercado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ção em Geral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льтepнaтивныe кpиптoвaлюты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tions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l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ie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erlands (Dutch)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t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speculation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한국어 (Korean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m Accusation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Announcements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Discussion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ups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Announcements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eи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oлитик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opзин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kken/lotterijen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עברית (Hebrew)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um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Bit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dillo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ână (Romanian)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nturi importante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topic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oriale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e ai venit!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a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Italiano)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Nederlands)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跳蚤市场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寨币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媒体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λληνικά (Greek)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India)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place (India)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al Languages (India)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 &amp; News from India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Coins (India)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er/ Seller Reputations (India)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India)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tation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ros pasos y ayuda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os Passos (Iniciantes)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-Currencies (Italiano)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ürkçe (Turkish)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γoρά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ffen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ki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rzen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uni/Meeting (Italiano)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Italiano)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挖矿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Coins (Nederlands)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Nederlands)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Français)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ings (Nederlands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criptomonedas alternativas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Deutsch)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 (Italiano)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zar Alanı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ncilik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f Kripto-Paralar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u Dışı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ments (Altcoins)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Altcoins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place (Altcoins)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se scam/truffe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ica ogłoszeń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ywne kryptowaluty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tografia e decentralizzazione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it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forum software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coin Wiki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tti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to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ni Başlayanlar &amp; Yardım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- analisi e speculazione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Eλληνικά)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coin Haberleri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ptomoedas Alternativas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대체코인 Alt Coins (한국어)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ité et News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 sites et projets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бoтa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veloppement et technique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nomie et spéculation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Bitcoin et la loi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i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sl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sa Indonesia (Indonesian)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Bahasa Indonesia)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l Beli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place (Bahasa Indonesia)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(Bahasa Indonesia)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ng Discussion (Eλληνικά)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离题万里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Announcements (Altcoins)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Discussion (Altcoins)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s (Altcoins)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atski (Croatian)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ioni avanzate e sviluppo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 &amp; Discussões Técnicas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utants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ipinas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govin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Hrvatski)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ulation (Altcoins)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ling discussion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 Geliştirme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uşmalar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бмeнники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ties (Altcoins)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s (Altcoins)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العربية (Arabic)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العملات البديلة (Altcoins)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Pilipinas)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ous discussio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ry Tower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日本語 (Japanese)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إستفسارات و أسئلة المبتدئين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アルトコイン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coins (Monede Alternative)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бcyждeниe Bitcoin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تعدين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نقاشات الأخرى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ilihan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tplatz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نصات التبادل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Hrvatski)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 (Pilipinas)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 (Naija)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dan Spekulasi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i - Politik - dan Budaya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ik Lainnya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s and society (Naija)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-topic (Naija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01:45:59.30922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3T01:46:11.451807300</dc:date>
    <meta:editing-duration>PT9M27S</meta:editing-duration>
    <meta:editing-cycles>2</meta:editing-cycles>
    <meta:generator>LibreOffice/25.8.3.1$Windows_X86_64 LibreOffice_project/52ad9dd1c984050a9fb6932dbfb16e86a49e9758</meta:generator>
    <meta:document-statistic meta:table-count="1" meta:cell-count="404" meta:object-count="0"/>
  </office:meta>
</office:document-meta>
</file>